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T Astra Serif" fo:font-size="14pt" style:font-size-asian="14pt" style:font-size-complex="14pt"/>
    </style:style>
    <style:style style:name="P2" style:family="paragraph" style:parent-style-name="Standard" style:list-style-name="L1">
      <style:text-properties style:font-name="PT Astra Serif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коробке карандаши не все одной длины и не все одного цвета. Докажите, что есть два карандаша, отличающиеся и по цвету, и по длин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0:39:27.473849533</meta:creation-date>
    <dc:date>2018-12-07T13:54:32.516086449</dc:date>
    <meta:editing-duration>PT3M43S</meta:editing-duration>
    <meta:editing-cycles>5</meta:editing-cycles>
    <meta:generator>LibreOffice/6.1.3.2$Linux_X86_64 LibreOffice_project/10$Build-2</meta:generator>
    <meta:document-statistic meta:table-count="0" meta:image-count="0" meta:object-count="0" meta:page-count="1" meta:paragraph-count="1" meta:word-count="24" meta:character-count="132" meta:non-whitespace-character-count="109"/>
  </office:meta>
</office:document-meta>
</file>